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8.498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-left="0.4cm" fo:padding-right="0.4cm" fo:padding-top="0.199cm" fo:padding-bottom="0.199cm" fo:border-left="none" fo:border-right="0.002cm solid #000000" fo:border-top="none" fo:border-bottom="0.035cm solid #000000"/>
    </style:style>
    <style:style style:name="Tabella4.B1" style:family="table-cell">
      <style:table-cell-properties fo:padding-left="0.4cm" fo:padding-right="0.4cm" fo:padding-top="0.199cm" fo:padding-bottom="0.199cm" fo:border-left="0.035cm solid #000000" fo:border-right="none" fo:border-top="none" fo:border-bottom="0.035cm solid #000000"/>
    </style:style>
    <style:style style:name="Tabella4.A2" style:family="table-cell">
      <style:table-cell-properties fo:padding-left="0.4cm" fo:padding-right="0.4cm" fo:padding-top="0.199cm" fo:padding-bottom="0.199cm" fo:border-left="none" fo:border-right="none" fo:border-top="0.002cm solid #000000" fo:border-bottom="none"/>
    </style:style>
    <style:style style:name="Tabella4.B2" style:family="table-cell">
      <style:table-cell-properties fo:padding-left="0.4cm" fo:padding-right="0.4cm" fo:padding-top="0.199cm" fo:padding-bottom="0.199cm" fo:border-left="0.035cm solid #000000" fo:border-right="none" fo:border-top="none" fo:border-bottom="none"/>
    </style:style>
    <style:style style:name="Tabella2" style:family="table">
      <style:table-properties style:width="16.999cm" table:align="margins"/>
    </style:style>
    <style:style style:name="Tabella2.A" style:family="table-column">
      <style:table-column-properties style:column-width="2.009cm" style:rel-column-width="7745*"/>
    </style:style>
    <style:style style:name="Tabella2.B" style:family="table-column">
      <style:table-column-properties style:column-width="2.621cm" style:rel-column-width="10105*"/>
    </style:style>
    <style:style style:name="Tabella2.C" style:family="table-column">
      <style:table-column-properties style:column-width="12.368cm" style:rel-column-width="47685*"/>
    </style:style>
    <style:style style:name="Tabella2.A1" style:family="table-cell">
      <style:table-cell-properties fo:padding="0.097cm" fo:border-left="none" fo:border-right="none" fo:border-top="none" fo:border-bottom="0.002cm solid #000000"/>
    </style:style>
    <style:style style:name="Tabella2.B1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2" style:family="table-cell">
      <style:table-cell-properties fo:padding="0.097cm" fo:border="none"/>
    </style:style>
    <style:style style:name="Tabella2.B2" style:family="table-cell">
      <style:table-cell-properties fo:padding="0.097cm" fo:border-left="0.002cm solid #000000" fo:border-right="0.002cm solid #000000" fo:border-top="none" fo:border-bottom="none"/>
    </style:style>
    <style:style style:name="Tabella2.C4" style:family="table-cell">
      <style:table-cell-properties fo:padding="0.097cm" fo:border-left="0.002cm solid #000000" fo:border-right="none" fo:border-top="none" fo:border-bottom="none"/>
    </style:style>
    <style:style style:name="Tabella5" style:family="table">
      <style:table-properties style:width="16.999cm" fo:break-before="page" table:align="margins"/>
    </style:style>
    <style:style style:name="Tabella5.A" style:family="table-column">
      <style:table-column-properties style:column-width="16.999cm" style:rel-column-width="65535*"/>
    </style:style>
    <style:style style:name="Tabella5.A1" style:family="table-cell">
      <style:table-cell-properties fo:padding="0cm" fo:border="none"/>
    </style:style>
    <style:style style:name="Tabella6" style:family="table">
      <style:table-properties style:width="16.999cm" fo:break-before="page" table:align="margins"/>
    </style:style>
    <style:style style:name="Tabella6.A" style:family="table-column">
      <style:table-column-properties style:column-width="16.999cm" style:rel-column-width="65535*"/>
    </style:style>
    <style:style style:name="Tabella6.A1" style:family="table-cell">
      <style:table-cell-properties fo:padding="0cm" fo:border="none"/>
    </style:style>
    <style:style style:name="Tabella8" style:family="table">
      <style:table-properties style:width="16.999cm" fo:break-before="page" table:align="margins"/>
    </style:style>
    <style:style style:name="Tabella8.A" style:family="table-column">
      <style:table-column-properties style:column-width="16.999cm" style:rel-column-width="65535*"/>
    </style:style>
    <style:style style:name="Tabella8.A1" style:family="table-cell">
      <style:table-cell-properties fo:padding="0cm" fo:border="none"/>
    </style:style>
    <style:style style:name="Tabella9" style:family="table">
      <style:table-properties style:width="16.999cm" fo:break-before="page" table:align="margins"/>
    </style:style>
    <style:style style:name="Tabella9.A" style:family="table-column">
      <style:table-column-properties style:column-width="16.999cm" style:rel-column-width="65535*"/>
    </style:style>
    <style:style style:name="Tabella9.A1" style:family="table-cell">
      <style:table-cell-properties fo:padding="0cm" fo:border="none"/>
    </style:style>
    <style:style style:name="Tabella10" style:family="table">
      <style:table-properties style:width="16.999cm" fo:break-before="page" table:align="margins"/>
    </style:style>
    <style:style style:name="Tabella10.A" style:family="table-column">
      <style:table-column-properties style:column-width="16.999cm" style:rel-column-width="65535*"/>
    </style:style>
    <style:style style:name="Tabella10.A1" style:family="table-cell">
      <style:table-cell-properties fo:padding="0cm" fo:border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3" fo:font-size="15pt" fo:font-style="normal" style:text-underline-style="none" fo:font-weight="bold" style:font-name-asian="Arial3" style:font-size-asian="15pt" style:font-style-asian="normal" style:font-weight-asian="bold" style:font-name-complex="Arial3" style:font-size-complex="15pt" style:font-style-complex="normal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italic" style:text-underline-style="none" fo:font-weight="normal" style:font-name-asian="Arial3" style:font-size-asian="12pt" style:font-style-asian="italic" style:font-weight-asian="normal" style:font-name-complex="Arial3" style:font-size-complex="12pt" style:font-style-complex="italic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" fo:font-size="12pt" style:font-name-asian="Arial3" style:font-size-asian="12pt" style:font-name-complex="Arial3" style:font-size-complex="12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 fo:break-before="pag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 fo:break-before="page" style:text-autospace="none"/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 fo:background-color="#ff0000" style:text-autospace="none">
        <style:background-image/>
      </style:paragraph-properties>
      <style:text-properties style:use-window-font-color="true" style:font-name="Arial3" fo:font-size="20pt" fo:font-style="normal" style:text-underline-style="none" fo:font-weight="bold" style:font-name-asian="Arial3" style:font-size-asian="20pt" style:font-style-asian="normal" style:font-weight-asian="bold" style:font-name-complex="Arial3" style:font-size-complex="20pt" style:font-style-complex="normal" style:font-weight-complex="bold"/>
    </style:style>
    <style:style style:name="P32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 style:text-autospace="none">
        <style:background-image/>
      </style:paragraph-properties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 style:text-autospace="none"/>
      <style:text-properties style:font-name="Arial3" fo:font-size="15pt" style:font-name-asian="Arial3" style:font-size-asian="15pt" style:font-name-complex="Arial3" style:font-size-complex="15pt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36" style:family="paragraph" style:parent-style-name="Standard">
      <style:paragraph-properties style:text-autospace="none"/>
      <style:text-properties style:font-name="Arial3" fo:font-size="15pt" fo:font-weight="bold" style:font-name-asian="Arial3" style:font-size-asian="15pt" style:font-weight-asian="bold" style:font-name-complex="Arial3" style:font-size-complex="15pt" style:font-weight-complex="bold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Arial3" fo:font-size="15pt" fo:font-weight="normal" style:font-name-asian="Arial3" style:font-size-asian="15pt" style:font-weight-asian="normal" style:font-name-complex="Arial3" style:font-size-complex="15pt" style:font-weight-complex="normal"/>
    </style:style>
    <style:style style:name="P38" style:family="paragraph" style:parent-style-name="Standard">
      <style:paragraph-properties style:text-autospace="none"/>
      <style:text-properties style:font-name="Arial3" fo:font-size="12pt" fo:font-weight="bold" style:font-name-asian="Arial3" style:font-size-asian="12pt" style:font-weight-asian="bold" style:font-name-complex="Arial3" style:font-size-complex="12pt" style:font-weight-complex="bold"/>
    </style:style>
    <style:style style:name="P39" style:family="paragraph" style:parent-style-name="Standard">
      <style:paragraph-properties style:text-autospace="none"/>
      <style:text-properties style:font-name="Arial3" fo:font-size="12pt" style:font-name-asian="Arial3" style:font-size-asian="12pt" style:font-name-complex="Arial3" style:font-size-complex="12pt"/>
    </style:style>
    <style:style style:name="P40" style:family="paragraph" style:parent-style-name="Standard">
      <style:paragraph-properties fo:text-align="justify" style:justify-single-word="false" style:text-autospace="none"/>
      <style:text-properties style:font-name="Arial-BoldMT" fo:font-size="12pt" style:font-name-asian="Arial-BoldMT" style:font-size-asian="12pt" style:font-name-complex="Arial-BoldMT" style:font-size-complex="12pt"/>
    </style:style>
    <style:style style:name="P41" style:family="paragraph" style:parent-style-name="Standard">
      <style:paragraph-properties fo:text-align="justify" style:justify-single-word="false" style:text-autospace="none"/>
      <style:text-properties style:font-name="Arial-BoldMT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42" style:family="paragraph" style:parent-style-name="Standard">
      <style:paragraph-properties fo:text-align="justify" style:justify-single-word="false" style:text-autospace="none"/>
      <style:text-properties style:font-name="ArialMT" fo:font-size="12pt" style:font-name-asian="ArialMT" style:font-size-asian="12pt" style:font-name-complex="ArialMT" style:font-size-complex="12pt"/>
    </style:style>
    <style:style style:name="P43" style:family="paragraph" style:parent-style-name="Standard">
      <style:paragraph-properties fo:text-align="justify" style:justify-single-word="false" style:text-autospace="none"/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44" style:family="paragraph" style:parent-style-name="Standard">
      <style:paragraph-properties fo:text-align="justify" style:justify-single-word="false" style:text-autospace="none"/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5" style:family="paragraph" style:parent-style-name="Table_20_Contents">
      <style:paragraph-properties fo:text-align="center" style:justify-single-word="false" fo:background-color="#ff0000">
        <style:background-image/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46" style:family="paragraph" style:parent-style-name="Standard">
      <style:paragraph-properties fo:text-align="justify" style:justify-single-word="false" fo:break-before="page" style:text-autospace="none"/>
      <style:text-properties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ff0000" style:font-name="Arial3" fo:font-size="12pt" fo:font-style="italic" style:text-underline-style="none" fo:font-weight="bold" style:font-name-asian="Arial3" style:font-size-asian="12pt" style:font-style-asian="italic" style:font-weight-asian="bold" style:font-name-complex="Arial3" style:font-size-complex="12pt" style:font-style-complex="italic" style:font-weight-complex="bold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italic" style:text-underline-style="none" fo:font-weight="bold" style:font-name-asian="Arial3" style:font-size-asian="12pt" style:font-style-asian="italic" style:font-weight-asian="bold" style:font-name-complex="Arial3" style:font-size-complex="12pt" style:font-style-complex="italic" style:font-weight-complex="bold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normal" style:font-name-asian="ArialMT" style:font-size-asian="12pt" style:font-style-asian="normal" style:font-weight-asian="normal" style:font-name-complex="ArialMT" style:font-size-complex="12pt" style:font-style-complex="normal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" fo:font-size="12pt" fo:font-style="normal" style:text-underline-style="none" fo:font-weight="bold" style:font-name-asian="ArialMT" style:font-size-asian="12pt" style:font-style-asian="normal" style:font-weight-asian="bold" style:font-name-complex="ArialMT" style:font-size-complex="12pt" style:font-style-complex="normal" style:font-weight-complex="bold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normal" style:font-name-asian="Arial-BoldMT" style:font-size-asian="12pt" style:font-style-asian="normal" style:font-weight-asian="normal" style:font-name-complex="Arial-BoldMT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3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P56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style:use-window-font-color="true" style:font-name="Arial" fo:font-size="12pt" fo:font-style="normal" style:text-underline-style="none" fo:font-weight="normal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3" style:family="text">
      <style:text-properties style:use-window-font-color="true"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use-window-font-color="true" style:font-name="Arial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5" style:family="text">
      <style:text-properties style:use-window-font-color="true" style:font-name="Arial" fo:font-style="normal" style:text-underline-style="none" style:font-name-asian="ArialMT" style:font-style-asian="normal" style:font-name-complex="ArialMT" style:font-style-complex="normal"/>
    </style:style>
    <style:style style:name="T6" style:family="text">
      <style:text-properties style:use-window-font-color="true" style:font-name="Arial3" fo:font-size="12pt" fo:font-style="normal" style:text-underline-style="none" fo:font-weight="bold" style:font-name-asian="Arial3" style:font-size-asian="12pt" style:font-style-asian="normal" style:font-weight-asian="bold" style:font-name-complex="Arial3" style:font-size-complex="12pt" style:font-style-complex="normal" style:font-weight-complex="bold"/>
    </style:style>
    <style:style style:name="T7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use-window-font-color="true" style:font-name="ArialMT" fo:font-style="normal" style:text-underline-style="none" fo:font-weight="normal" style:font-name-asian="ArialMT" style:font-style-asian="normal" style:font-weight-asian="normal" style:font-name-complex="ArialMT" style:font-style-complex="normal" style:font-weight-complex="normal"/>
    </style:style>
    <style:style style:name="T10" style:family="text">
      <style:text-properties style:use-window-font-color="true" style:font-name="ArialMT" fo:font-style="normal" style:text-underline-style="none" fo:font-weight="bold" style:font-name-asian="ArialMT" style:font-style-asian="normal" style:font-weight-asian="bold" style:font-name-complex="ArialMT" style:font-style-complex="normal" style:font-weight-complex="bold"/>
    </style:style>
    <style:style style:name="T11" style:family="text">
      <style:text-properties style:use-window-font-color="true" style:font-name="Arial-BoldMT" fo:font-size="12pt" fo:font-style="normal" style:text-underline-style="none" fo:font-weight="bold" style:font-name-asian="Arial-BoldMT" style:font-size-asian="12pt" style:font-style-asian="normal" style:font-weight-asian="bold" style:font-name-complex="Arial-BoldMT" style:font-size-complex="12pt" style:font-style-complex="normal" style:font-weight-complex="bold"/>
    </style:style>
    <style:style style:name="T12" style:family="text">
      <style:text-properties style:font-name="Arial" fo:font-size="12pt" style:font-size-asian="12pt" style:font-size-complex="12pt"/>
    </style:style>
    <style:style style:name="T13" style:family="text">
      <style:text-properties style:font-name="Arial" fo:font-size="12pt" style:font-name-asian="ArialMT" style:font-size-asian="12pt" style:font-name-complex="ArialMT" style:font-size-complex="12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ArialMT" style:font-name-asian="ArialMT" style:font-name-complex="ArialMT"/>
    </style:style>
    <style:style style:name="T17" style:family="text">
      <style:text-properties style:font-name="ArialMT" fo:font-weight="bold" style:font-name-asian="ArialMT" style:font-weight-asian="bold" style:font-name-complex="ArialMT" style:font-weight-complex="bold"/>
    </style:style>
    <style:style style:name="T18" style:family="text">
      <style:text-properties fo:color="#ff0000" fo:font-style="italic" style:font-style-asian="italic" style:font-style-complex="italic"/>
    </style:style>
    <style:style style:name="T19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ff0000" style:font-name="Arial" fo:font-style="italic" style:text-underline-style="none" style:font-name-asian="ArialMT" style:font-style-asian="italic" style:font-name-complex="ArialMT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Glossario</text:p>
          </table:table-cell>
          <table:table-cell table:style-name="Tabella4.B1" office:value-type="string">
            <text:p text:style-name="P9">23/01/2008</text:p>
          </table:table-cell>
        </table:table-row>
        <table:table-row>
          <table:table-cell table:style-name="Tabella4.A2" office:value-type="string">
            <text:p text:style-name="P8">Documento Esterno - Formale – v2.0</text:p>
          </table:table-cell>
          <table:table-cell table:style-name="Tabella4.B2" office:value-type="string">
            <text:p text:style-name="P9">Glossario.pdf</text:p>
          </table:table-cell>
        </table:table-row>
      </table:table>
      <text:p text:style-name="P13"/>
      <text:p text:style-name="P13"/>
      <text:p text:style-name="P15">Redazione:</text:p>
      <text:p text:style-name="P34"><text:tab/><text:tab/><text:tab/>Giordano Cariani</text:p>
      <text:p text:style-name="P35"/>
      <text:p text:style-name="P35">Revisione:<text:tab/></text:p>
      <text:p text:style-name="P34"><text:tab/><text:tab/><text:tab/>Nome Cognome<text:tab/></text:p>
      <text:p text:style-name="P35"/>
      <text:p text:style-name="P35">Approvazione:</text:p>
      <text:p text:style-name="P37"><text:tab/><text:tab/><text:tab/>Nome Cognome<text:tab/><text:tab/><text:tab/></text:p>
      <text:p text:style-name="P35"/>
      <text:p text:style-name="P35">Lista di distribuzione:</text:p>
      <text:p text:style-name="P34"><text:tab/><text:tab/><text:tab/><text:tab/><text:tab/><text:tab/>Vardanega Tullio</text:p>
      <text:p text:style-name="P34"><text:tab/><text:tab/><text:tab/><text:tab/><text:tab/><text:tab/>Palazzi Claudio</text:p>
      <text:p text:style-name="P34"><text:tab/><text:tab/><text:tab/><text:tab/><text:tab/><text:tab/>Stylosoft</text:p>
      <text:p text:style-name="P34"/>
      <text:p text:style-name="P36">Registro delle modifiche:</text:p>
      <text:p text:style-name="P36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38">Versione</text:p>
          </table:table-cell>
          <table:table-cell table:style-name="Tabella2.B1" office:value-type="string">
            <text:p text:style-name="P38">Data</text:p>
          </table:table-cell>
          <table:table-cell table:style-name="Tabella2.A1" office:value-type="string">
            <text:p text:style-name="P10">Descrizione delle modifiche</text:p>
          </table:table-cell>
        </table:table-row>
        <table:table-row>
          <table:table-cell table:style-name="Tabella2.A2" office:value-type="string">
            <text:p text:style-name="P39">2.1</text:p>
          </table:table-cell>
          <table:table-cell table:style-name="Tabella2.B2" office:value-type="string">
            <text:p text:style-name="P39">26/01/2008</text:p>
          </table:table-cell>
          <table:table-cell table:style-name="Tabella2.A2" office:value-type="string">
            <text:p text:style-name="Table_20_Contents">Aggiunte altre voci</text:p>
          </table:table-cell>
        </table:table-row>
        <table:table-row>
          <table:table-cell table:style-name="Tabella2.A2" office:value-type="string">
            <text:p text:style-name="P39">2.0</text:p>
          </table:table-cell>
          <table:table-cell table:style-name="Tabella2.B2" office:value-type="string">
            <text:p text:style-name="P39">23/01/2008</text:p>
          </table:table-cell>
          <table:table-cell table:style-name="Tabella2.A2" office:value-type="string">
            <text:p text:style-name="Table_20_Contents">Inserimento stili</text:p>
          </table:table-cell>
        </table:table-row>
        <table:table-row>
          <table:table-cell table:style-name="Tabella2.A2" office:value-type="string">
            <text:p text:style-name="P39">1.2</text:p>
          </table:table-cell>
          <table:table-cell table:style-name="Tabella2.B2" office:value-type="string">
            <text:p text:style-name="P39">13/01/2008</text:p>
          </table:table-cell>
          <table:table-cell table:style-name="Tabella2.C4" office:value-type="string">
            <text:p text:style-name="Table_20_Contents">Ampliate le spiegazioni di alcune voci e aggiunte altre voci</text:p>
          </table:table-cell>
        </table:table-row>
        <table:table-row>
          <table:table-cell table:style-name="Tabella2.A2" office:value-type="string">
            <text:p text:style-name="P39">1.0</text:p>
          </table:table-cell>
          <table:table-cell table:style-name="Tabella2.B2" office:value-type="string">
            <text:p text:style-name="P39">04/12/2007</text:p>
          </table:table-cell>
          <table:table-cell table:style-name="Tabella2.C4" office:value-type="string">
            <text:p text:style-name="Table_20_Contents">Aggiunte altre voci ed eliminate pagine bianche</text:p>
          </table:table-cell>
        </table:table-row>
        <table:table-row>
          <table:table-cell table:style-name="Tabella2.A2" office:value-type="string">
            <text:p text:style-name="P39">0.2</text:p>
          </table:table-cell>
          <table:table-cell table:style-name="Tabella2.B2" office:value-type="string">
            <text:p text:style-name="P39">28/11/2007</text:p>
          </table:table-cell>
          <table:table-cell table:style-name="Tabella2.C4" office:value-type="string">
            <text:p text:style-name="Table_20_Contents">Prima versione, da concludere e controllare l'ortograf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"><text:soft-page-break/>Sommario</text:p>
      <text:p text:style-name="Text_20_body"><text:span text:style-name="T13">Nei documenti presentati sono nominati alcuni termini tecnici. Per una più semplice comprensione e per utilizzare questo manuale in maniera più rapida, qui</text:span><text:span text:style-name="T12"> </text:span><text:span text:style-name="T13">di seguito vengono elencati alcuni dei termini più importanti con una breve descrizione a seguito.</text:span></text:p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45">A</text:p>
          </table:table-cell>
        </table:table-row>
      </table:table>
      <text:p text:style-name="P18">Ambiente di simulazione</text:p>
      <text:p text:style-name="P18"><text:tab/><text:span text:style-name="T14">permette di vedere come funziona una determinata macchina senza dover ricorrere <text:tab/>a strumenti particolari. In questo caso, l'ambiente di simulazione serve per capire <text:tab/>come funziona la gestione dei processi utilizzando le varie politiche previste nella <text:tab/>memoria.</text:span></text:p>
      <text:p text:style-name="P19"/>
      <text:p text:style-name="P18">Attore di use-case</text:p>
      <text:p text:style-name="P19"><text:tab/>Gli attori sono rappresentati graficamente nel diagramma da un'icona che <text:tab/>rappresenta un uomo stilizzato (stickman). Formalmente, un attore è una classe <text:tab/>con stereotipo «actor». Praticamente, un attore rappresenta un ruolo coperto da un <text:tab/>certo insieme di entità interagenti col sistema (inclusi utenti umani, altri sistemi <text:tab/>software, dispositivi hardware e così via). Un ruolo corrisponde a una certa famiglia <text:tab/>di interazioni correlate che l'attore intraprende col sistema.</text:p>
      <text:p text:style-name="P16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31">B</text:p>
          </table:table-cell>
        </table:table-row>
      </table:table>
      <text:p text:style-name="P18">BUS</text:p>
      <text:p text:style-name="P19"><text:tab/>Nei sistemi elettronici e nei computer in particolare, il bus è un canale che permette <text:tab/>a periferiche e componenti del sistema di dialogare tra loro. Diversamente dalle <text:tab/>connessioni punto-punto un solo bus può collegare tra loro più dispositivi.</text:p>
      <text:p text:style-name="P19"><text:tab/>Le connessioni elettriche del bus possono essere realizzate direttamente su circuito <text:tab/>stampato oppure tramite un apposito cavo.</text:p>
      <text:p text:style-name="P17"/>
      <text:p text:style-name="P29">C</text:p>
      <text:p text:style-name="P18">CPU</text:p>
      <text:p text:style-name="P19"><text:tab/>acronimo di Central Processing Unit. E' l’unita centrale di elaborazione</text:p>
      <text:p text:style-name="P19"><text:tab/>di un elaboratore. I calcolatori in genere hanno una sola CPU <text:tab/>(monoprocessori), mentre i più moderni arrivano ad averne due (dual core) o <text:tab/>quattro (quad core).</text:p>
      <text:p text:style-name="P19"/>
      <text:p text:style-name="P18">Context Switch</text:p>
      <text:p text:style-name="P18"><text:tab/><text:span text:style-name="T14">a commutazione di contesto o context switch è quella parte del kernel del sistema <text:tab/>operativo che cambia il processo correntemente in esecuzione su una delle CPU. <text:tab/>Questo permette a più processi di condividere una stessa CPU, ed è utile quindi sia <text:tab/>nei sistemi con un solo processore, perché consente di eseguire più programmi <text:tab/>contemporaneamente, sia nell'ambito del calcolo parallelo, perché consente un <text:tab/>migliore bilanciamento del carico</text:span></text:p>
      <text:p text:style-name="P19"/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31">D</text:p>
          </table:table-cell>
        </table:table-row>
      </table:table>
      <text:p text:style-name="P18">Descrittore</text:p>
      <text:p text:style-name="P18"><text:tab/><text:span text:style-name="T14">Vedere</text:span><text:span text:style-name="T21"> </text:span><text:span text:style-name="T18">PCB</text:span></text:p>
      <text:p text:style-name="P47"/>
      <text:p text:style-name="P18">Design Pattern</text:p>
      <text:p text:style-name="P18"><text:tab/><text:span text:style-name="T14"> può essere definito "una soluzione progettuale generale a un problema ricorrente". <text:tab/>Esso non è una libreria o un componente di software riusabile, quanto una <text:tab/>descrizione o un modello da applicare per risolvere un problema che può <text:tab/>presentarsi in diverse situazioni durante la progettazione e lo sviluppo del software.</text:span></text:p>
      <text:p text:style-name="P18"><text:span text:style-name="T14"><text:tab/>Vedere </text:span><text:span text:style-name="T18">Pattern</text:span></text:p>
      <text:p text:style-name="P20"/>
      <text:p text:style-name="P18">Diagrammi di casi d'uso</text:p>
      <text:p text:style-name="P18"><text:tab/><text:span text:style-name="T14">Vedere </text:span><text:span text:style-name="T18">Use-case</text:span></text:p>
      <text:p text:style-name="P19"/>
      <text:p text:style-name="P18">Dispatcher</text:p>
      <text:p text:style-name="P18"><text:tab/><text:span text:style-name="T14">è il modulo che passa effettivamente il controllo della CPU ai processi scelti dallo <text:tab/>scheduler a breve termine. Poiché si attiva a ogni context switch, il dispatcher <text:tab/>dovrebbe essere quanto piu rapido possibile. Il tempo richiesto dal dispatcher per <text:tab/>fermare un processo e avviare l'esecuzione di un altro è noto come latenza di <text:tab/>dispatch.</text:span></text:p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31">E</text:p>
          </table:table-cell>
        </table:table-row>
      </table:table>
      <text:p text:style-name="P18">Elaboratore</text:p>
      <text:p text:style-name="P23"><text:span text:style-name="T6"><text:tab/></text:span><text:span text:style-name="T2">Con il lemma computer (mutuato dalla lingua inglese, ma di origine latina, e tradotto <text:tab/>talvolta in italiano con le parole calcolatore, ordinatore, elaboratore elettronico o <text:tab/>cervello elettronico) si intende un dispositivo fisico che implementa il funzionamento <text:tab/>di una macchina di Turing.</text:span></text:p>
      <text:p text:style-name="P14"><text:tab/>Questa definizione, anche se rigorosa, non dice molto su quello che in pratica un <text:tab/>computer è o può fare: in effetti esistono molti tipi diversi di computer, costruiti e <text:tab/>specializzati per vari compiti: da macchine che riempiono intere sale, capaci di <text:tab/>qualunque tipo di elaborazione a circuiti integrati grandi pochi millimetri che <text:tab/>controllano un minirobot o un orologio da polso. Ma a prescindere da quanto sono <text:tab/>grandi e da che cosa fanno, possiedono tutti due cose: (almeno) una memoria e <text:tab/>(almeno) una CPU, o processore.</text:p>
      <text:p text:style-name="P18"/>
      <text:p text:style-name="P17"/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31">F</text:p>
          </table:table-cell>
        </table:table-row>
      </table:table>
      <text:p text:style-name="P18">Frame</text:p>
      <text:p text:style-name="P18"><text:tab/><text:span text:style-name="T14">vedere </text:span><text:span text:style-name="T18">Paginazione</text:span></text:p>
      <text:p text:style-name="P48"/>
      <text:p text:style-name="P18">Frammentazione</text:p>
      <text:p text:style-name="P19"><text:tab/>Il fenomeno si verifica quando si inseriscono e si rimuovono processi dalla memoria <text:tab/>centrale (RAM), oppure file da una memoria di massa (ad es. un Hard Disk). Dato <text:tab/>che la memoria è, a livello logico, una sequenza contigua di spazi (celle o settori) <text:tab/>atti a contenere unità elementari di dati, e che normalmente un oggetto da <text:tab/>memorizzare (un programma o un file) si compone di numerose unità elementari <text:tab/>contigue, l'organizzazione di tali sequenze in memoria deve seguire una qualche <text:tab/>regola che consenta di aggiungere e rimuovere tali oggetti con accesso casuale.</text:p>
      <text:p text:style-name="P29">J</text:p>
      <text:p text:style-name="P32">Java</text:p>
      <text:p text:style-name="P32"><text:tab/><text:span text:style-name="T14">è un linguaggio di programmazione sviluppato per l'uso in Internet. Creato per <text:tab/>essere simile al C++, può essere utilizzato per creare applicazioni complete che <text:tab/>possono venire eseguite su un singolo computer, o possono essere distribuite su <text:tab/>server e client.</text:span></text:p>
      <text:p text:style-name="P29">K</text:p>
      <text:p text:style-name="P18">Kernel</text:p>
      <text:p text:style-name="P18"><text:tab/><text:span text:style-name="T14">costituisce il nucleo di un sistema operativo. Si tratta di un software avente il <text:tab/>compito di fornire ai processi in esecuzione sull'elaboratore un accesso sicuro e <text:tab/>controllato all'hardware. Dato che possono esserne eseguiti simultaneamente più di <text:tab/>uno, il kernel ha anche la responsabilità di assegnare una porzione di tempo-<text:tab/>macchina e di accesso all'hardware a ciascun programma (multitasking).</text:span></text:p>
      <text:p text:style-name="P19"><text:tab/>Naturalmente, un kernel non è strettamente necessario per far funzionare un <text:tab/>elaboratore. I programmi possono essere infatti direttamente caricati ed eseguiti <text:tab/>sulla macchina, a patto che i loro sviluppatori ritengano necessario fare a meno del <text:tab/>supporto del sistema operativo: questa era la modalità di funzionamento tipica dei <text:tab/>primi elaboratori, che venivano resettati prima di eseguire un nuovo programma. In <text:tab/>un secondo tempo, alcuni software ancillari come i program loader e i debugger <text:tab/>venivano lanciati da una ROM o fatti risiedere in memoria durante le transizioni <text:tab/>dell'elaboratore da un'applicazione all'altra: essi hanno formato di fatto la base per <text:tab/>la creazione dei primi sistemi operativi.</text:p>
      <text:p text:style-name="P29">P</text:p>
      <text:p text:style-name="P18">Pagina</text:p>
      <text:p text:style-name="P18"><text:tab/><text:span text:style-name="T14">Vedere </text:span><text:span text:style-name="T18">Paginazione</text:span></text:p>
      <text:p text:style-name="P18"><text:span text:style-name="T18"/></text:p>
      <text:p text:style-name="P18">Paginazione</text:p>
      <text:p text:style-name="P19"><text:tab/>la memoria viene divisa in parti di dimensioni minori, le quali vengono allocate <text:tab/>usando pagine come blocco minimo di lavoro.</text:p>
      <text:p text:style-name="P19"><text:tab/>Il vantaggio della paginazione è che la memoria allocata non deve essere <text:tab/>necessariamente composta da blocchi contigui, e di conseguenza la <text:tab/>frammentazione viene ridotta, e lo spazio disponibile utilizzato in modo più <text:tab/>efficiente. Poiché i programmi raramente utilizzano contemporaneamente tutte le <text:tab/>parti del proprio codice e dei propri dati, è conveniente implementare il meccanismo <text:tab/>della memoria virtuale, che consiste nello scrivere su disco blocchi di memoria, detti <text:tab/>"pagine", e di ricaricarli in memoria, leggendoli dallo stesso disco, quando <text:tab/>necessario. La possibilità di implementare questo meccanismo è un altro dei <text:tab/>vantaggi del paging rispetto ad altre tecniche concorrenti.</text:p>
      <text:p text:style-name="P19"><text:tab/>Lo svantaggio è la natura relativamente più complessa del codice di programma <text:tab/>necessario per realizzarlo, specialmente nel caso sia implementata la memoria <text:tab/>virtuale. Si può anche verificare il caso che si producano frammentazioni, ad <text:tab/>esempio quando, per memorizzare una certa quantità di dati, sia necessario uno <text:tab/>spazio leggermente maggiore di quello messo a disposizione da una pagina. In <text:tab/>questo caso si rende necessario allocare un'intera nuova pagina, di cui viene <text:tab/>utilizzata solo una piccola parte dello spazio disponibile. Lo stesso tipo di <text:tab/>frammentazione si verifica quando la quantità di memoria da salvare è minore <text:tab/>delle dimensioni di una pagina.</text:p>
      <text:p text:style-name="P19"/>
      <text:p text:style-name="P18">Pattern</text:p>
      <text:p text:style-name="P18"><text:tab/><text:span text:style-name="T14">descrivono strutture statiche e dinamiche di soluzioni già collaudate con successo <text:tab/>che possono applicarsi ad altri problemi, quindi a semplificare altri progetti. <text:tab/>Sopportano il riuso dell'architettura e della progettazione software.</text:span></text:p>
      <text:p text:style-name="P19"/>
      <text:p text:style-name="P18">Politica di rimpiazzo</text:p>
      <text:p text:style-name="P18"><text:tab/><text:span text:style-name="T14">la memoria libera il suo spazio, seguendo degli algoritmi precisi per sostituire le <text:tab/>pagine o i segmenti che sono stati allocati e che non vengono più usati.</text:span></text:p>
      <text:p text:style-name="P19"><text:tab/>Esistono vari algoritmi.</text:p>
      <text:p text:style-name="P19"/>
      <text:p text:style-name="P18">Politica di scheduling</text:p>
      <text:p text:style-name="P19"><text:tab/>Lo scheduling è un'operazione molto importante per il corretto ed efficiente <text:tab/>funzionamento del calcolatore. Infatti non solo consente di eseguire più programmi <text:soft-page-break/><text:tab/>concorrentemente, ma consente anche di migliorare l'utilizzo del processore.</text:p>
      <text:p text:style-name="P19"/>
      <text:p text:style-name="P18"/>
      <text:p text:style-name="P30">Politiche</text:p>
      <text:p text:style-name="P18"><text:tab/><text:span text:style-name="T14">Vedere </text:span><text:span text:style-name="T18">Politica di scheduling</text:span> <text:span text:style-name="T14"><text:s/>o </text:span><text:span text:style-name="T18">Politica di rimpiazzo </text:span><text:span text:style-name="T23">a seconda del contesto</text:span></text:p>
      <text:p text:style-name="P55"/>
      <text:p text:style-name="P18">Priorità</text:p>
      <text:p text:style-name="P24"><text:span text:style-name="T8"><text:tab/></text:span><text:span text:style-name="T16">caratteristica di un processo che ne determina “l'importanza” all'interno dello <text:tab/>schedulatore</text:span></text:p>
      <text:p text:style-name="P18"/>
      <text:p text:style-name="P18">Process Control Block (PCB)</text:p>
      <text:p text:style-name="P18"><text:tab/><text:span text:style-name="T14">è una struttura dati del nucleo del sistema operativo che contiene le informazioni <text:tab/>essenziali per la gestione del processo. E' detto anche descrittore e contiene <text:tab/>informazioni riguardanti i processi (nome, stato, contesto, priorità del processo, <text:tab/>informazioni sulla gestione della memoria e sullo stato di I/O).</text:span></text:p>
      <text:p text:style-name="P19"><text:tab/>Il PCB dipende dall'architettura e dal SO.</text:p>
      <text:p text:style-name="P19"/>
      <text:p text:style-name="P18">Processo</text:p>
      <text:p text:style-name="P27"><text:span text:style-name="T3"><text:tab/></text:span><text:span text:style-name="T4">si intende un' istanza di un programma in esecuzione in modo sequenziale. Più <text:tab/>precisamente è un'attività controllata da un programma che si svolge su un <text:tab/>processore.</text:span></text:p>
      <text:p text:style-name="P51"/>
      <text:p text:style-name="P52">Processore</text:p>
      <text:p text:style-name="P28"><text:span text:style-name="T5"><text:tab/></text:span><text:span text:style-name="T4">Vedere </text:span><text:span text:style-name="T20">CPU</text:span></text:p>
      <text:p text:style-name="P29">R</text:p>
      <text:p text:style-name="P18">RAM</text:p>
      <text:p text:style-name="P19"><text:tab/>La RAM, acronimo di Random Access Memory, è il supporto di memoria su cui è <text:tab/>possibile leggere e scrivere informazioni con un accesso "casuale", ovvero senza <text:tab/>dover rispettare un determinato ordine, come ad esempio avviene per un nastro <text:tab/>magnetico.</text:p>
      <text:p text:style-name="P19"><text:tab/>Una caratteristica distintiva della RAM consiste nella possibilità di leggere da e in <text:tab/>memoria, in modo semplice e rapido.</text:p>
      <text:p text:style-name="P19"><text:tab/>Termine correntemente attribuito a supporti di memoria a stato solido facenti parte <text:tab/>dell'hardware installato su un computer.</text:p>
      <text:p text:style-name="P19"><text:tab/>L'uso della memoria RAM è comune a tutte le archittetture hardware, sia <text:tab/>monoprocessore che multiprocessore e costituisce la memoria primaria <text:tab/>dell'elaboratore.</text:p>
      <text:p text:style-name="P19"/>
      <text:p text:style-name="P18">Repository</text:p>
      <text:p text:style-name="P18"><text:tab/><text:span text:style-name="T14">E' definito come un archivio che contiene tutto ciò che serve per un progetto. E' <text:tab/>possibile versionare i file e “avvisa” gli utenti che utilizzano tale strumenti che sono <text:tab/>stati effettuati degli aggiornamenti.</text:span></text:p>
      <text:p text:style-name="P19"/>
      <text:p text:style-name="P18">Rollback</text:p>
      <text:p text:style-name="P19"><text:tab/>è il ripristino di una versione precedente dei file. E' molto utilizzato quando si <text:tab/>verificano problemi nello sviluppo, ovvero si ripristina ripartendo dalla versione <text:tab/>rilasciata fino a quel momento.</text:p>
      <text:p text:style-name="P29">S</text:p>
      <text:p text:style-name="P21">Scheduler</text:p>
      <text:p text:style-name="P22"><text:tab/>si occupa di fare avanzare un processo interrompendone temporaneamente un <text:tab/>altro, realizzando così un cambiamento di contesto (context switch). Generalmente <text:tab/>computer con un processore sono in grado di eseguire un programma per volta, <text:tab/>quindi per poter far convivere più task è necessario usare lo scheduler. Esistono <text:tab/>vari algoritmi di scheduling che permettono di scegliere nella maniera più efficiente <text:tab/>possibile quale task far proseguire </text:p>
      <text:p text:style-name="P21"/>
      <text:p text:style-name="P21">Segmento</text:p>
      <text:p text:style-name="P22"><text:tab/>Vedere <text:span text:style-name="T19">Segmentazione</text:span></text:p>
      <text:p text:style-name="P22"><text:span text:style-name="T19"/></text:p>
      <text:p text:style-name="P21">Segmentazione</text:p>
      <text:p text:style-name="P22"><text:tab/>offre uno spazio multidimensionale dove i segmenti sono entità strettamente legate <text:tab/>all'uso del programma. I segmenti hanno dimensione variabile sia nello spazio sia <text:tab/>nel tempo e costituisce uno spazio a sé stante. La segmentazione risponde ad <text:tab/>esigenze diverse da livelli superiori a quelle della paginazione. Può essere <text:tab/>combinata con la paginazione.</text:p>
      <text:p text:style-name="P21"/>
      <text:p text:style-name="P21">Segmentazione paginata</text:p>
      <text:p text:style-name="P23"><text:span text:style-name="T11"><text:tab/></text:span>È la tecnica che "salda insieme" <text:span text:style-name="Emphasis">segmentazione</text:span> e <text:span text:style-name="Emphasis">paginazione,</text:span> in cui ogni <text:tab/>segmento viene suddiviso in tante pagine di stessa dimensione.<text:line-break/><text:tab/>Ogni riferimento alla memoria dovrà contenere, oltre all'indicazione del <text:tab/>segmento,anche quella relativa al numero di pagina interno al segmento e <text:tab/>all'indirizzo relativo interno della pagina. </text:p>
      <text:p text:style-name="P21"/>
      <text:p text:style-name="P21">Simulazione</text:p>
      <text:p text:style-name="P21"><text:tab/><text:span text:style-name="T14">s'intende ricreare ciò che accade in un contesto reale. In particolare, il simulatore <text:tab/>della gestione della memoria di un elaboratore prevede una configurazione iniziale <text:tab/>e un susseguirsi di azioni che portano il modello in altri stati.</text:span></text:p>
      <text:p text:style-name="P22"/>
      <text:p text:style-name="P21">Sistema monoprocessore</text:p>
      <text:p text:style-name="P25"><text:span text:style-name="T7"><text:tab/></text:span><text:span text:style-name="T8">modalità dove la CPU viene assegnata ad un unico processo e rimane allocata <text:tab/>finché il processo non finisce.</text:span></text:p>
      <text:p text:style-name="P22"/>
      <text:p text:style-name="P21">Sistema multiprogrammato</text:p>
      <text:p text:style-name="P25"><text:span text:style-name="T10"><text:tab/></text:span><text:span text:style-name="T9">modalità con la quale i programmi prendono possesso della CPU per andare </text:span><text:span text:style-name="T16">in <text:tab/>esecuzione. La CPU viene assegnata ai vari processi in modo da dare una <text:tab/>parvenza di parallelismo.</text:span></text:p>
      <text:p text:style-name="P26"><text:soft-page-break/></text:p>
      <text:p text:style-name="P40"><text:span text:style-name="T15">Sistema operativo </text:span><text:span text:style-name="T17">(SO)</text:span></text:p>
      <text:p text:style-name="P40"><text:span text:style-name="T17"><text:tab/></text:span><text:span text:style-name="T16">software il cui compito e' gestire tutti quei dispositivi di cui e' dotato un calcolatore </text:span><text:span text:style-name="T16"><text:tab/>moderno e fornire ai programmi utente una comunicazione semplificata con <text:tab/>l'hardware.</text:span></text:p>
      <text:p text:style-name="P42"/>
      <text:p text:style-name="P43">Subversion</text:p>
      <text:p text:style-name="P43"><text:tab/><text:span text:style-name="T14">vedere </text:span><text:span text:style-name="T18">SVN</text:span></text:p>
      <text:p text:style-name="P46">SVN</text:p>
      <text:p text:style-name="P43"><text:tab/><text:span text:style-name="T14">è un sistema di controllo versione progettato specificatamente per la gestione dei <text:tab/>propri progetti.</text:span></text:p>
      <text:p text:style-name="P44"/>
      <text:p text:style-name="P43">SWAP</text:p>
      <text:p text:style-name="P41"><text:tab/><text:span text:style-name="T14">estensione della capacità della memoria volatile complessiva del computer, oltre il <text:tab/>limite imposto dalla quantità di RAM installata, attraverso l'utilizzo di uno spazio su </text:span><text:span text:style-name="T14"><text:tab/>un altro supporto fisico, ad esempio il disco fisso.</text:span></text:p>
      <text:p text:style-name="P29">T</text:p>
      <text:p text:style-name="P32">Template</text:p>
      <text:p text:style-name="P32"><text:tab/><text:span text:style-name="T14">(tradotto in italiano: modello o schema)</text:span></text:p>
      <text:p text:style-name="P33"><text:tab/>Serve per definire un modello su cui costruire una determinata funzione a <text:tab/>prescindere dai tipi di dato utilizzati</text:p>
      <text:p text:style-name="P29">U</text:p>
      <text:p text:style-name="P18">UML</text:p>
      <text:p text:style-name="P18"><text:tab/><text:span text:style-name="T14">è un linguaggio di modellazione e specifica basato sul paradigma object-oriented. E' <text:s/><text:tab/>molto utilizzato per descrivere soluzioni analitiche e progettuali in modo sintetico e <text:tab/>comprensibile per un vasta categoria di utenti.</text:span></text:p>
      <text:p text:style-name="P19"/>
      <text:p text:style-name="P18">Use-case</text:p>
      <text:p text:style-name="P18"><text:tab/><text:span text:style-name="T14">In UML, gli Use Case Diagram (UCD o diagrammi dei casi d'uso) sono diagrammi <text:tab/>dedicati alla descrizione delle funzioni o servizi offerti da un sistema, così come <text:tab/>sono percepiti e utilizzati dagli attori che interagiscono col sistema stesso. Sono <text:tab/>impiegati soprattutto nel contesto della Use Case View (vista dei casi d'uso) di un <text:tab/>modello, e in tal caso si possono considerare come uno strumento di <text:tab/>rappresentazione dei requisiti funzionali di un sistema. Tuttavia, non è impossibile <text:tab/>ipotizzare l'uso degli UCD in altri contesti; durante la progettazione, per esempio, <text:tab/>potrebbero essere usati per modellare i servizi offerti da un determinato modulo o <text:tab/>sottosistema ad altri moduli o sottosistemi. In molti modelli di processo software <text:tab/>basati su UML, la Use Case View e gli Use Case Diagram che essa contiene <text:tab/>rappresentano la vista più importante, attorno a cui si sviluppano tutte le altre <text:tab/>attività del ciclo di vita del software (si parla di processi use case driven)</text:span></text:p>
      <text:p text:style-name="P29">W</text:p>
      <text:p text:style-name="P18">Wizard</text:p>
      <text:p text:style-name="P18"><text:tab/><text:span text:style-name="T14">è la configurazione guidata, prima di avviare la simulazione dei processi, ci sarà <text:tab/>una finestra che aiuta l'utente finale a configurare tale simulazio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-BoldMT" svg:font-family="Arial-BoldMT"/>
    <style:font-face style:name="Arial1" svg:font-family="Arial, Arial"/>
    <style:font-face style:name="Tahoma1" svg:font-family="Tahoma"/>
    <style:font-face style:name="Arial3" svg:font-family="Arial" style:font-family-generic="swiss"/>
    <style:font-face style:name="ArialMT" svg:font-family="ArialMT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Standard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left="0.3cm" fo:margin-right="0.3cm" fo:margin-top="0.199cm" fo:margin-bottom="0.199cm" fo:text-align="justify" style:justify-single-word="false" fo:text-indent="1cm" style:auto-text-indent="false"/>
      <style:text-properties style:font-name="Arial2"/>
    </style:style>
    <style:style style:name="Heading" style:family="paragraph" style:parent-style-name="Standard" style:next-style-name="Text_20_body" style:class="text">
      <style:paragraph-properties fo:margin-top="0.25cm" fo:margin-bottom="0.25cm" fo:keep-with-next="always"/>
      <style:text-properties style:font-name="Arial" fo:font-size="15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5pt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Tabella3" style:family="table">
      <style:table-properties style:width="16.999cm" table:align="margins"/>
    </style:style>
    <style:style style:name="Tabella3.A" style:family="table-column">
      <style:table-column-properties style:column-width="4.18cm" style:rel-column-width="16116*"/>
    </style:style>
    <style:style style:name="Tabella3.D" style:family="table-column">
      <style:table-column-properties style:column-width="4.457cm" style:rel-column-width="17187*"/>
    </style:style>
    <style:style style:name="Tabella3.A1" style:family="table-cell">
      <style:table-cell-properties fo:padding="0.101cm" fo:border-left="none" fo:border-right="none" fo:border-top="0.002cm solid #000000" fo:border-bottom="none"/>
    </style:style>
    <style:style style:name="Tabella3.B1" style:family="table-cell">
      <style:table-cell-properties fo:padding="0.101cm" fo:border-left="0.002cm solid #000000" fo:border-right="none" fo:border-top="0.002cm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74cm" fo:border-left="none" fo:border-right="none" fo:border-top="none" fo:border-bottom="0.002cm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19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2.0</text:p>
            </table:table-cell>
            <table:table-cell table:style-name="Tabella3.B1" office:value-type="string">
              <text:p text:style-name="P7">Creazione documento:</text:p>
              <text:p text:style-name="P7">28/11/2007</text:p>
            </table:table-cell>
            <table:table-cell table:style-name="Tabella3.B1" office:value-type="string">
              <text:p text:style-name="P7">Ultima modifica: </text:p>
              <text:p text:style-name="P7">26/01/2008</text:p>
            </table:table-cell>
            <table:table-cell table:style-name="Tabella3.B1" office:value-type="string">
              <text:p text:style-name="P8">Pagina <text:page-number text:select-page="current">20</text:page-number> di <text:page-count>20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05-11-14T20:17:39</meta:creation-date>
    <dc:creator>Giordano Cariani</dc:creator>
    <dc:date>2008-01-26T11:37:04</dc:date>
    <meta:print-date>2005-11-30T16:25:56</meta:print-date>
    <meta:editing-cycles>363</meta:editing-cycles>
    <meta:editing-duration>P1DT7H50M14S</meta:editing-duration>
    <meta:user-defined meta:name="Info 1"/>
    <meta:user-defined meta:name="Info 2"/>
    <meta:user-defined meta:name="Info 3"/>
    <meta:user-defined meta:name="Info 4"/>
    <meta:document-statistic meta:table-count="9" meta:image-count="1" meta:object-count="0" meta:page-count="20" meta:paragraph-count="158" meta:word-count="2142" meta:character-count="14404"/>
  </office:meta>
</office:document-meta>
</file>